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cc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" table:default-cell-style-name="ce3"/>
        <table:table-column table:style-name="co6" table:default-cell-style-name="ce3"/>
        <table:table-column table:style-name="co7" table:number-columns-repeated="4" table:default-cell-style-name="ce3"/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2016年度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年度</text:p>
          </table:table-cell>
          <table:covered-table-cell table:number-columns-repeated="2" table:style-name="ce14"/>
          <table:table-cell table:style-name="ce10" office:value-type="string" calcext:value-type="string" table:number-columns-spanned="3" table:number-rows-spanned="1">
            <text:p>2018年度</text:p>
          </table:table-cell>
          <table:covered-table-cell table:number-columns-repeated="2"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10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2023年度</text:p>
          </table:table-cell>
          <table:covered-table-cell table:style-name="ce14"/>
          <table:table-cell table:style-name="ce11" office:value-type="string" calcext:value-type="string">
            <text:p>2024</text:p>
          </table:table-cell>
          <table:table-cell table:style-name="ce7" office:value-type="string" calcext:value-type="string" table:number-columns-spanned="2" table:number-rows-spanned="1">
            <text:p>2025</text:p>
          </table:table-cell>
          <table:covered-table-cell table:style-name="ce14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6/24</text:p>
          </table:table-cell>
          <table:table-cell table:style-name="ce11" office:value-type="string" calcext:value-type="string">
            <text:p>11/30</text:p>
          </table:table-cell>
          <table:table-cell table:style-name="ce14" office:value-type="string" calcext:value-type="string">
            <text:p>5/30</text:p>
          </table:table-cell>
          <table:table-cell table:style-name="ce14" office:value-type="string" calcext:value-type="string">
            <text:p>11/6</text:p>
          </table:table-cell>
          <table:table-cell table:style-name="ce14" office:value-type="string" calcext:value-type="string">
            <text:p>11/14</text:p>
          </table:table-cell>
          <table:table-cell table:style-name="ce11" office:value-type="string" calcext:value-type="string">
            <text:p>5/17</text:p>
          </table:table-cell>
          <table:table-cell table:style-name="ce11" office:value-type="string" calcext:value-type="string">
            <text:p>11/30</text:p>
          </table:table-cell>
          <table:table-cell table:style-name="ce11" office:value-type="string" calcext:value-type="string">
            <text:p>12/3</text:p>
          </table:table-cell>
          <table:table-cell table:style-name="ce14" office:value-type="string" calcext:value-type="string">
            <text:p>11/29</text:p>
          </table:table-cell>
          <table:table-cell table:style-name="ce11" office:value-type="string" calcext:value-type="string">
            <text:p>11/4</text:p>
          </table:table-cell>
          <table:table-cell table:style-name="ce14" office:value-type="string" calcext:value-type="string">
            <text:p>12/3</text:p>
          </table:table-cell>
          <table:table-cell table:style-name="ce11" office:value-type="string" calcext:value-type="string">
            <text:p>12/9</text:p>
          </table:table-cell>
          <table:table-cell table:style-name="ce11" office:value-type="string" calcext:value-type="string">
            <text:p>2/17</text:p>
          </table:table-cell>
          <table:table-cell table:style-name="ce14" office:value-type="string" calcext:value-type="string">
            <text:p>11/28</text:p>
          </table:table-cell>
          <table:table-cell table:style-name="ce14" office:value-type="string" calcext:value-type="string">
            <text:p>2/20</text:p>
          </table:table-cell>
          <table:table-cell table:style-name="ce11" office:value-type="string" calcext:value-type="string">
            <text:p>11/28</text:p>
          </table:table-cell>
          <table:table-cell table:style-name="ce14" office:value-type="string" calcext:value-type="string">
            <text:p>12/2</text:p>
          </table:table-cell>
          <table:table-cell table:style-name="ce14" office:value-type="string" calcext:value-type="string">
            <text:p>1/27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2"/>
          <table:table-cell table:style-name="ce1" office:value-type="string" calcext:value-type="string">
            <text:p>計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4:.V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5:.V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6:.V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7:.V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8:.V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9:.V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0:.V10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9" table:number-columns-repeated="2"/>
          <table:table-cell table:style-name="ce6"/>
          <table:table-cell table:style-name="ce16" table:number-columns-repeated="2"/>
          <table:table-cell table:style-name="ce2"/>
          <table:table-cell table:style-name="ce1" table:formula="of:=SUM([.D11:.V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2:.V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3:.V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4:.V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5:.V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6:.V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7:.V1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2"/>
          <table:table-cell table:style-name="ce1" table:formula="of:=SUM([.D18:.V1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2"/>
          <table:table-cell table:style-name="ce1" table:formula="of:=SUM([.D19:.V1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20:.V2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21:.V2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"/>
          <table:table-cell table:style-name="ce1" table:formula="of:=SUM([.D22:.V2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1" table:formula="of:=SUM([.D23:.V2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25:.V2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26:.V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27:.V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28:.V28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29:.V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30:.V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31:.V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32:.V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33:.V3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34:.V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35:.V3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36:.V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37:.V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38:.V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2"/>
          <table:table-cell table:style-name="ce1" table:formula="of:=SUM([.D39:.V3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2"/>
          <table:table-cell table:style-name="ce1" table:formula="of:=SUM([.D40:.V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41:.V4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42:.V4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43:.V4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44:.V4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46:.V4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47:.V4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48:.V4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49:.V4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50:.V5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51:.V5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52:.V5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53:.V5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54:.V5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55:.V5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56:.V5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57:.V5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58:.V5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59:.V5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60:.V6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2"/>
          <table:table-cell table:style-name="ce1" table:formula="of:=SUM([.D61:.V6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62:.V6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63:.V6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64:.V6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65:.V6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67:.V6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68:.V68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69:.V6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70:.V7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71:.V7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72:.V7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73:.V7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74:.V7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75:.V7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76:.V7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77:.V7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78:.V7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79:.V7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80:.V8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81:.V8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2"/>
          <table:table-cell table:style-name="ce1" table:formula="of:=SUM([.D82:.V8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83:.V8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84:.V8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85:.V8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86:.V8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0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88:.V88])" office:value-type="float" office:value="2" calcext:value-type="float">
            <text:p>2</text:p>
          </table:table-cell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89:.V8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90:.V9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91:.V91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92:.V9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93:.V9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94:.V9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95:.V9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96:.V9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/>
          <table:table-cell table:style-name="ce16" table:number-columns-repeated="2"/>
          <table:table-cell table:style-name="ce2"/>
          <table:table-cell table:style-name="ce1" table:formula="of:=SUM([.D97:.V9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/>
          <table:table-cell table:style-name="ce16" table:number-columns-repeated="2"/>
          <table:table-cell table:style-name="ce2"/>
          <table:table-cell table:style-name="ce1" table:formula="of:=SUM([.D98:.V9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16" table:number-columns-repeated="2"/>
          <table:table-cell table:style-name="ce6"/>
          <table:table-cell table:style-name="ce16" table:number-columns-repeated="2"/>
          <table:table-cell table:style-name="ce2"/>
          <table:table-cell table:style-name="ce1" table:formula="of:=SUM([.D99:.V9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6"/>
          <table:table-cell table:style-name="ce16" table:number-columns-repeated="2"/>
          <table:table-cell table:style-name="ce2"/>
          <table:table-cell table:style-name="ce1" table:formula="of:=SUM([.D100:.V10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6"/>
          <table:table-cell table:style-name="ce16" table:number-columns-repeated="2"/>
          <table:table-cell table:style-name="ce2"/>
          <table:table-cell table:style-name="ce1" table:formula="of:=SUM([.D101:.V10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style-name="ce6"/>
          <table:table-cell table:style-name="ce16" table:number-columns-repeated="2"/>
          <table:table-cell table:style-name="ce2"/>
          <table:table-cell table:style-name="ce1" table:formula="of:=SUM([.D102:.V10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6"/>
          <table:table-cell table:style-name="ce16" table:number-columns-repeated="2"/>
          <table:table-cell table:style-name="ce2"/>
          <table:table-cell table:style-name="ce1" table:formula="of:=SUM([.D103:.V10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table:number-columns-repeated="2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2"/>
          <table:table-cell table:style-name="ce1" table:formula="of:=SUM([.D104:.V10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style-name="ce2"/>
          <table:table-cell table:style-name="ce1" table:formula="of:=SUM([.D105:.V10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"/>
          <table:table-cell table:style-name="ce1" table:formula="of:=SUM([.D106:.V10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108:.V108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09:.V10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10:.V11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11:.V11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12:.V11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13:.V11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14:.V11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15:.V11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16:.V1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17:.V1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18:.V1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19:.V1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20:.V1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21:.V1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22:.V1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2"/>
          <table:table-cell table:style-name="ce1" table:formula="of:=SUM([.D123:.V1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124:.V1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125:.V1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26:.V12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28:.V1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129:.V12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130:.V13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31:.V1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32:.V1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33:.V13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34:.V1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35:.V13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36:.V1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37:.V1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38:.V1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16" table:number-columns-repeated="2"/>
          <table:table-cell table:style-name="ce2"/>
          <table:table-cell table:style-name="ce1" table:formula="of:=SUM([.D139:.V13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6"/>
          <table:table-cell table:style-name="ce16" table:number-columns-repeated="2"/>
          <table:table-cell table:style-name="ce2"/>
          <table:table-cell table:style-name="ce1" table:formula="of:=SUM([.D140:.V1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style-name="ce6"/>
          <table:table-cell table:style-name="ce16" table:number-columns-repeated="2"/>
          <table:table-cell table:style-name="ce2"/>
          <table:table-cell table:style-name="ce1" table:formula="of:=SUM([.D141:.V14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style-name="ce6"/>
          <table:table-cell table:style-name="ce16" table:number-columns-repeated="2"/>
          <table:table-cell table:style-name="ce2"/>
          <table:table-cell table:style-name="ce1" table:formula="of:=SUM([.D142:.V14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6"/>
          <table:table-cell table:style-name="ce16" table:number-columns-repeated="2"/>
          <table:table-cell table:style-name="ce2"/>
          <table:table-cell table:style-name="ce1" table:formula="of:=SUM([.D143:.V14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2"/>
          <table:table-cell table:style-name="ce1" table:formula="of:=SUM([.D144:.V1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style-name="ce2"/>
          <table:table-cell table:style-name="ce1" table:formula="of:=SUM([.D145:.V14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"/>
          <table:table-cell table:style-name="ce1" table:formula="of:=SUM([.D146:.V14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1" table:formula="of:=SUM([.D147:.V14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49:.V14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150:.V15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51:.V15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52:.V15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53:.V15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54:.V15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55:.V15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56:.V15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57:.V15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58:.V15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59:.V15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60:.V16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61:.V16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62:.V16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9" table:number-columns-repeated="2"/>
          <table:table-cell table:style-name="ce2"/>
          <table:table-cell table:style-name="ce1" table:formula="of:=SUM([.D163:.V16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2"/>
          <table:table-cell table:style-name="ce1" table:formula="of:=SUM([.D164:.V16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165:.V16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166:.V16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67:.V16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68:.V16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0"/>
        </table:table-row>
        <table:table-row table:style-name="ro1">
          <table:table-cell table:number-columns-repeated="2"/>
          <table:table-cell table:style-name="ce1" office:value-type="string" calcext:value-type="string">
            <text:p>計</text:p>
          </table:table-cell>
          <table:table-cell table:style-name="ce6" table:formula="of:=SUM([.D4:.D169])" office:value-type="float" office:value="10" calcext:value-type="float">
            <text:p>10</text:p>
          </table:table-cell>
          <table:table-cell table:style-name="ce6" table:formula="of:=SUM([.E4:.E169])" office:value-type="float" office:value="10" calcext:value-type="float">
            <text:p>10</text:p>
          </table:table-cell>
          <table:table-cell table:style-name="ce9" table:formula="of:=SUM([.F4:.F169])" office:value-type="float" office:value="10" calcext:value-type="float">
            <text:p>10</text:p>
          </table:table-cell>
          <table:table-cell table:style-name="ce9" table:formula="of:=SUM([.G4:.G169])" office:value-type="float" office:value="10" calcext:value-type="float">
            <text:p>10</text:p>
          </table:table-cell>
          <table:table-cell table:style-name="ce9" table:formula="of:=SUM([.H4:.H169])" office:value-type="float" office:value="10" calcext:value-type="float">
            <text:p>10</text:p>
          </table:table-cell>
          <table:table-cell table:style-name="ce6" table:formula="of:=SUM([.I4:.I169])" office:value-type="float" office:value="10" calcext:value-type="float">
            <text:p>10</text:p>
          </table:table-cell>
          <table:table-cell table:style-name="ce6" table:formula="of:=SUM([.J4:.J169])" office:value-type="float" office:value="10" calcext:value-type="float">
            <text:p>10</text:p>
          </table:table-cell>
          <table:table-cell table:style-name="ce6" table:formula="of:=SUM([.K4:.K169])" office:value-type="float" office:value="10" calcext:value-type="float">
            <text:p>10</text:p>
          </table:table-cell>
          <table:table-cell table:style-name="ce9" table:formula="of:=SUM([.L4:.L169])" office:value-type="float" office:value="10" calcext:value-type="float">
            <text:p>10</text:p>
          </table:table-cell>
          <table:table-cell table:style-name="ce6" table:formula="of:=SUM([.M4:.M169])" office:value-type="float" office:value="10" calcext:value-type="float">
            <text:p>10</text:p>
          </table:table-cell>
          <table:table-cell table:style-name="ce9" table:formula="of:=SUM([.N4:.N169])" office:value-type="float" office:value="10" calcext:value-type="float">
            <text:p>10</text:p>
          </table:table-cell>
          <table:table-cell table:style-name="ce6" table:formula="of:=SUM([.O4:.O169])" office:value-type="float" office:value="10" calcext:value-type="float">
            <text:p>10</text:p>
          </table:table-cell>
          <table:table-cell table:style-name="ce6" table:formula="of:=SUM([.P4:.P169])" office:value-type="float" office:value="10" calcext:value-type="float">
            <text:p>10</text:p>
          </table:table-cell>
          <table:table-cell table:style-name="ce9" table:formula="of:=SUM([.Q4:.Q169])" office:value-type="float" office:value="10" calcext:value-type="float">
            <text:p>10</text:p>
          </table:table-cell>
          <table:table-cell table:style-name="ce9" table:formula="of:=SUM([.R4:.R169])" office:value-type="float" office:value="10" calcext:value-type="float">
            <text:p>10</text:p>
          </table:table-cell>
          <table:table-cell table:style-name="ce6" table:formula="of:=SUM([.S4:.S169])" office:value-type="float" office:value="10" calcext:value-type="float">
            <text:p>10</text:p>
          </table:table-cell>
          <table:table-cell table:style-name="ce9" table:formula="of:=SUM([.T4:.T169])" office:value-type="float" office:value="10" calcext:value-type="float">
            <text:p>10</text:p>
          </table:table-cell>
          <table:table-cell table:style-name="ce9" table:formula="of:=SUM([.U4:.U169])" office:value-type="float" office:value="10" calcext:value-type="float">
            <text:p>10</text:p>
          </table:table-cell>
          <table:table-cell table:style-name="ce2"/>
          <table:table-cell table:style-name="ce1" table:formula="of:=SUM([.D170:.V170])" office:value-type="float" office:value="180" calcext:value-type="float">
            <text:p>180</text:p>
          </table:table-cell>
        </table:table-row>
        <table:table-row table:style-name="ro1" table:number-rows-repeated="1048405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IPA Pゴシック" style:font-family-asian="'IPA Pゴシック'" style:font-family-generic-asian="system" style:font-pitch-asian="variable" style:font-size-asian="10pt" style:font-name-complex="TakaoPGothic" style:font-family-complex="TakaoPGothic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00/00/00</text:date>, <text:time style:data-style-name="N2" text:time-value="17:34:06.52272643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17:38:23.791020308</dc:date>
    <meta:editing-duration>PT7H55M32S</meta:editing-duration>
    <meta:editing-cycles>39</meta:editing-cycles>
    <meta:generator>LibreOffice/24.2.7.2$Linux_X86_64 LibreOffice_project/420$Build-2</meta:generator>
    <meta:document-statistic meta:table-count="1" meta:cell-count="906" meta:object-count="0"/>
  </office:meta>
</office:document-meta>
</file>